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21162571" text:style-name="L1">
        <text:list-item>
          <text:p text:style-name="P2">Introduction</text:p>
          <text:list>
            <text:list-item>
              <text:p text:style-name="P2">Fusion Research and Engineering</text:p>
            </text:list-item>
            <text:list-item>
              <text:p text:style-name="P2">ISTTOK</text:p>
            </text:list-item>
            <text:list-item>
              <text:p text:style-name="P2">Compass</text:p>
            </text:list-item>
          </text:list>
        </text:list-item>
        <text:list-item>
          <text:p text:style-name="P2">Control, data acquisition and retrieval in international experiments</text:p>
          <text:list>
            <text:list-item>
              <text:p text:style-name="P2">JET tokamak</text:p>
            </text:list-item>
            <text:list-item>
              <text:p text:style-name="P2">ASDEX-U</text:p>
            </text:list-item>
            <text:list-item>
              <text:p text:style-name="P2">ITER</text:p>
            </text:list-item>
            <text:list-item>
              <text:p text:style-name="P2">Wendelstein 7-X</text:p>
            </text:list-item>
            <text:list-item>
              <text:p text:style-name="P2">LHC</text:p>
            </text:list-item>
          </text:list>
        </text:list-item>
        <text:list-item>
          <text:p text:style-name="P2">CODAC Tools on ISTTOK and Compass</text:p>
          <text:list>
            <text:list-item>
              <text:p text:style-name="P2">FireSignal</text:p>
            </text:list-item>
            <text:list-item>
              <text:p text:style-name="P2">SDAS</text:p>
            </text:list-item>
            <text:list-item>
              <text:p text:style-name="P2">MARTe</text:p>
            </text:list-item>
            <text:list-item>
              <text:p text:style-name="P2">PyCDB</text:p>
            </text:list-item>
          </text:list>
        </text:list-item>
        <text:list-item>
          <text:p text:style-name="P2">Fast Acquisition Node</text:p>
          <text:list>
            <text:list-item>
              <text:p text:style-name="P2">Overview</text:p>
            </text:list-item>
            <text:list-item>
              <text:p text:style-name="P2">16-bit Conversion</text:p>
            </text:list-item>
          </text:list>
        </text:list-item>
        <text:list-item>
          <text:p text:style-name="P2">MARTe – FireSignal Bridge</text:p>
          <text:list>
            <text:list-item>
              <text:p text:style-name="P2">State Machine</text:p>
            </text:list-item>
            <text:list-item>
              <text:p text:style-name="P2">Configuration File Parser</text:p>
            </text:list-item>
            <text:list-item>
              <text:p text:style-name="P2">HTTP Communication</text:p>
            </text:list-item>
          </text:list>
        </text:list-item>
        <text:list-item>
          <text:p text:style-name="P2">Reflectometry</text:p>
          <text:list>
            <text:list-item>
              <text:p text:style-name="P2">Acquisition Node</text:p>
            </text:list-item>
            <text:list-item>
              <text:p text:style-name="P2">Configuration Node</text:p>
            </text:list-item>
          </text:list>
        </text:list-item>
        <text:list-item>
          <text:p text:style-name="P2">Future CODAC Design</text:p>
        </text:list-item>
        <text:list-item>
          <text:p text:style-name="P2">Conclusions</text:p>
        </text:list-item>
      </text:list>
      <text:list xml:id="list1222116257" text:style-name="List_20_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List_20_1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 Duarte</meta:initial-creator>
    <meta:creation-date>2013-07-05T11:20:00</meta:creation-date>
    <dc:date>2013-07-10T11:33:25</dc:date>
    <dc:creator>André Duarte</dc:creator>
    <meta:editing-duration>PT47H42M31S</meta:editing-duration>
    <meta:editing-cycles>7</meta:editing-cycles>
    <meta:generator>OpenOffice.org/3.1$Unix OpenOffice.org_project/310m19$Build-9420</meta:generator>
    <meta:document-statistic meta:table-count="0" meta:image-count="0" meta:object-count="0" meta:page-count="1" meta:paragraph-count="27" meta:word-count="85" meta:character-count="544"/>
  </office:meta>
</office:document-meta>
</file>